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0c20a2" officeooo:paragraph-rsid="000c20a2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2pt" fo:font-weight="normal" officeooo:rsid="000c20a2" officeooo:paragraph-rsid="000c20a2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D</text:p>
      <text:list xml:id="list358099067" text:style-name="L1">
        <text:list-item>
          <text:p text:style-name="P2">User story je vytvořena</text:p>
        </text:list-item>
        <text:list-item>
          <text:p text:style-name="P2">Všichni členi týmu jsou obeznámani s user story a plně mu rozumí</text:p>
        </text:list-item>
        <text:list-item>
          <text:p text:style-name="P2">User story lze otestovat</text:p>
        </text:list-item>
        <text:list-item>
          <text:p text:style-name="P2">User story je realizovatelný</text:p>
        </text:list-item>
        <text:list-item>
          <text:p text:style-name="P2">Závislosti user story byly identifikovány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8:46:06.662092036</meta:creation-date>
    <dc:date>2023-10-21T18:56:41.873641398</dc:date>
    <meta:editing-duration>PT10M35S</meta:editing-duration>
    <meta:editing-cycles>1</meta:editing-cycles>
    <meta:document-statistic meta:table-count="0" meta:image-count="0" meta:object-count="0" meta:page-count="1" meta:paragraph-count="7" meta:word-count="36" meta:character-count="189" meta:non-whitespace-character-count="165"/>
    <meta:generator>LibreOffice/7.3.7.2$Linux_X86_64 LibreOffice_project/30$Build-2</meta:generator>
  </office:meta>
</office:document-meta>
</file>